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Helvetica Neue" svg:font-family="'Helvetica Neue', Helvetica, Verdan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356" officeooo:paragraph-rsid="0017b3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前言</text:p>
      <text:p text:style-name="P1">Redis是常用基于内存的Key-Value数据库，比Memcache更先进，支持多种数据结构，高效，快速。用Redis可以很轻松解决高并发的数据访问问题；作为实时监控信号处理也非常不错。</text:p>
      <text:p text:style-name="P1"/>
      <text:p text:style-name="P1">环境</text:p>
      <text:p text:style-name="P1">Ubuntu 16.04</text:p>
      <text:p text:style-name="P1"/>
      <text:p text:style-name="P1">安装Redis服务器端</text:p>
      <text:p text:style-name="P1">~ sudo apt-get install redis-server</text:p>
      <text:p text:style-name="P1">安装完成后，Redis服务器会自动启动，我们检查Redis服务器程序</text:p>
      <text:p text:style-name="P1"/>
      <text:p text:style-name="P1">检查Redis服务器系统进程</text:p>
      <text:p text:style-name="P1">~ ps -aux|grep redis</text:p>
      <text:p text:style-name="P1">redis <text:s text:c="4"/>4162 <text:s/>0.1 <text:s/>0.0 <text:s/>10676 <text:s/>1420 ? <text:s text:c="7"/>Ss <text:s text:c="2"/>23:24 <text:s text:c="2"/>0:00 /usr/bin/redis-server /etc/redis/redis.conf</text:p>
      <text:p text:style-name="P1">conan <text:s text:c="4"/>4172 <text:s/>0.0 <text:s/>0.0 <text:s/>11064 <text:s text:c="2"/>924 pts/0 <text:s text:c="3"/>S+ <text:s text:c="2"/>23:26 <text:s text:c="2"/>0:00 grep --color=auto redis</text:p>
      <text:p text:style-name="P1">通过启动命令检查Redis服务器状态</text:p>
      <text:p text:style-name="P1">~ netstat -nlt|grep 6379</text:p>
      <text:p text:style-name="P1">tcp <text:s text:c="7"/>0 <text:s text:c="5"/>0 127.0.0.1:6379 <text:s text:c="9"/>0.0.0.0:* <text:s text:c="14"/>LISTEN</text:p>
      <text:p text:style-name="P1">通过启动命令检查Redis服务器状态</text:p>
      <text:p text:style-name="P1">复制代码</text:p>
      <text:p text:style-name="P1">~$ sudo /etc/init.d/redis-server status</text:p>
      <text:p text:style-name="P1">● redis-server.service - Advanced key-value store</text:p>
      <text:p text:style-name="P1"><text:s text:c="3"/>Loaded: loaded (/lib/systemd/system/redis-server.service; enabled; vendor preset: enabled)</text:p>
      <text:p text:style-name="P1"><text:s text:c="3"/>Active: active (running) since 四 2017-11-09 12:22:09 CST; 59s ago</text:p>
      <text:p text:style-name="P1"><text:s text:c="5"/>Docs: http://redis.io/documentation,</text:p>
      <text:p text:style-name="P1"><text:s text:c="11"/>man:redis-server(1)</text:p>
      <text:p text:style-name="P1"><text:s/>Main PID: 5394 (redis-server)</text:p>
      <text:p text:style-name="P1"><text:s text:c="3"/>CGroup: /system.slice/redis-server.service</text:p>
      <text:p text:style-name="P1"><text:s text:c="11"/>└─5394 /usr/bin/redis-server 127.0.0.1:6379</text:p>
      <text:p text:style-name="P1"/>
      <text:p text:style-name="P1">11月 09 12:22:09 zzf systemd[1]: Starting Advanced key-value store...</text:p>
      <text:p text:style-name="P1">11月 09 12:22:09 zzf run-parts[5388]: run-parts: executing /etc/redis/redi...le</text:p>
      <text:p text:style-name="P1">11月 09 12:22:09 zzf run-parts[5395]: run-parts: executing /etc/redis/redi...le</text:p>
      <text:p text:style-name="P1">11月 09 12:22:09 zzf systemd[1]: Started Advanced key-value store.</text:p>
      <text:p text:style-name="P1">Hint: Some lines were ellipsized, use -l to show in full.</text:p>
      <text:p text:style-name="P1">复制代码</text:p>
      <text:p text:style-name="P1">通过命令行客户端访问Redis</text:p>
      <text:p text:style-name="P1">安装Redis服务器，会自动地一起安装Redis命令行客户端程序。</text:p>
      <text:p text:style-name="P1"/>
      <text:p text:style-name="P1">在本机输入redis-cli命令就可以启动，客户端程序访问Redis服务器。</text:p>
      <text:p text:style-name="P1"/>
      <text:p text:style-name="P1">复制代码</text:p>
      <text:p text:style-name="P1">~ redis-cli</text:p>
      <text:p text:style-name="P1">redis 127.0.0.1:6379&gt;</text:p>
      <text:p text:style-name="P1"/>
      <text:p text:style-name="P1"># 命令行的帮助</text:p>
      <text:p text:style-name="P1"/>
      <text:p text:style-name="P1">redis 127.0.0.1:6379&gt; help</text:p>
      <text:p text:style-name="P1">redis-cli 2.2.12</text:p>
      <text:p text:style-name="P1"><text:soft-page-break/>Type: "help @" to get a list of commands in </text:p>
      <text:p text:style-name="P1"><text:s text:c="6"/>"help " for help on </text:p>
      <text:p text:style-name="P1"><text:s text:c="6"/>"help " to get a list of possible help topics</text:p>
      <text:p text:style-name="P1"><text:s text:c="6"/>"quit" to exit</text:p>
      <text:p text:style-name="P1"/>
      <text:p text:style-name="P1"/>
      <text:p text:style-name="P1"># 查看所有的key列表</text:p>
      <text:p text:style-name="P1"/>
      <text:p text:style-name="P1">redis 127.0.0.1:6379&gt; keys *</text:p>
      <text:p text:style-name="P1">(empty list or set)</text:p>
      <text:p text:style-name="P1">复制代码</text:p>
      <text:p text:style-name="P1">基本的Redis客户端命令操作</text:p>
      <text:p text:style-name="P1">增加一条记录key1</text:p>
      <text:p text:style-name="P1"/>
      <text:p text:style-name="P1">redis 127.0.0.1:6379&gt; set key1 "hello"</text:p>
      <text:p text:style-name="P1">OK</text:p>
      <text:p text:style-name="P1"/>
      <text:p text:style-name="P1"># 打印记录</text:p>
      <text:p text:style-name="P1">redis 127.0.0.1:6379&gt; get key1</text:p>
      <text:p text:style-name="P1">"hello"</text:p>
      <text:p text:style-name="P1">增加一条数字记录</text:p>
      <text:p text:style-name="P1"/>
      <text:p text:style-name="P1">复制代码</text:p>
      <text:p text:style-name="P1">set key2 1</text:p>
      <text:p text:style-name="P1">OK</text:p>
      <text:p text:style-name="P1"/>
      <text:p text:style-name="P1"># 让数字自增</text:p>
      <text:p text:style-name="P1">redis 127.0.0.1:6379&gt; INCR key2</text:p>
      <text:p text:style-name="P1">(integer) 2</text:p>
      <text:p text:style-name="P1">redis 127.0.0.1:6379&gt; INCR key2</text:p>
      <text:p text:style-name="P1">(integer) 3</text:p>
      <text:p text:style-name="P1"/>
      <text:p text:style-name="P1"># 打印记录</text:p>
      <text:p text:style-name="P1">redis 127.0.0.1:6379&gt; get key2</text:p>
      <text:p text:style-name="P1">"3"</text:p>
      <text:p text:style-name="P1">复制代码</text:p>
      <text:p text:style-name="P1">增加一个列表记录key3</text:p>
      <text:p text:style-name="P1"/>
      <text:p text:style-name="P1">复制代码</text:p>
      <text:p text:style-name="P1">redis 127.0.0.1:6379&gt; LPUSH key3 a</text:p>
      <text:p text:style-name="P1">(integer) 1</text:p>
      <text:p text:style-name="P1"/>
      <text:p text:style-name="P1"># 从左边插入列表</text:p>
      <text:p text:style-name="P1">redis 127.0.0.1:6379&gt; LPUSH key3 b</text:p>
      <text:p text:style-name="P1">(integer) 2</text:p>
      <text:p text:style-name="P1"/>
      <text:p text:style-name="P1"># 从右边插入列表</text:p>
      <text:p text:style-name="P1">redis 127.0.0.1:6379&gt; RPUSH key3 c</text:p>
      <text:p text:style-name="P1">(integer) 3</text:p>
      <text:p text:style-name="P1"/>
      <text:p text:style-name="P1"><text:soft-page-break/># 打印列表记录，按从左到右的顺序</text:p>
      <text:p text:style-name="P1">redis 127.0.0.1:6379&gt; LRANGE key3 0 3</text:p>
      <text:p text:style-name="P1">1) "b"</text:p>
      <text:p text:style-name="P1">2) "a"</text:p>
      <text:p text:style-name="P1">3) "c"</text:p>
      <text:p text:style-name="P1">复制代码</text:p>
      <text:p text:style-name="P1">增加一个哈希记表录key4</text:p>
      <text:p text:style-name="P1"/>
      <text:p text:style-name="P1">复制代码</text:p>
      <text:p text:style-name="P1">redis 127.0.0.1:6379&gt; HSET key4 name "John Smith"</text:p>
      <text:p text:style-name="P1">(integer) 1</text:p>
      <text:p text:style-name="P1"/>
      <text:p text:style-name="P1"># 在哈希表中插入，email的Key和Value的值</text:p>
      <text:p text:style-name="P1">redis 127.0.0.1:6379&gt; HSET key4 email "abc@gmail.com"</text:p>
      <text:p text:style-name="P1">(integer) 1</text:p>
      <text:p text:style-name="P1"/>
      <text:p text:style-name="P1"># 打印哈希表中，name为key的值</text:p>
      <text:p text:style-name="P1">redis 127.0.0.1:6379&gt; HGET key4 name</text:p>
      <text:p text:style-name="P1">"John Smith"</text:p>
      <text:p text:style-name="P1"/>
      <text:p text:style-name="P1"># 打印整个哈希表</text:p>
      <text:p text:style-name="P1">redis 127.0.0.1:6379&gt; HGETALL key4</text:p>
      <text:p text:style-name="P1">1) "name"</text:p>
      <text:p text:style-name="P1">2) "John Smith"</text:p>
      <text:p text:style-name="P1">3) "email"</text:p>
      <text:p text:style-name="P1">4) "abc@gmail.com"</text:p>
      <text:p text:style-name="P1">复制代码</text:p>
      <text:p text:style-name="P1">增加一条哈希表记录key5</text:p>
      <text:p text:style-name="P1"/>
      <text:p text:style-name="P1">复制代码</text:p>
      <text:p text:style-name="P1"># 增加一条哈希表记录key5，一次插入多个Key和value的值</text:p>
      <text:p text:style-name="P1">redis 127.0.0.1:6379&gt; HMSET key5 username antirez password P1pp0 age 3</text:p>
      <text:p text:style-name="P1">OK</text:p>
      <text:p text:style-name="P1"/>
      <text:p text:style-name="P1"># 打印哈希表中，username和age为key的值</text:p>
      <text:p text:style-name="P1">redis 127.0.0.1:6379&gt; HMGET key5 username age</text:p>
      <text:p text:style-name="P1">1) "antirez"</text:p>
      <text:p text:style-name="P1">2) "3"</text:p>
      <text:p text:style-name="P1"/>
      <text:p text:style-name="P1"># 打印完整的哈希表记录</text:p>
      <text:p text:style-name="P1">redis 127.0.0.1:6379&gt; HGETALL key5</text:p>
      <text:p text:style-name="P1">1) "username"</text:p>
      <text:p text:style-name="P1">2) "antirez"</text:p>
      <text:p text:style-name="P1">3) "password"</text:p>
      <text:p text:style-name="P1">4) "P1pp0"</text:p>
      <text:p text:style-name="P1">5) "age"</text:p>
      <text:p text:style-name="P1">6) "3"</text:p>
      <text:p text:style-name="P1">复制代码</text:p>
      <text:p text:style-name="P1">删除记录</text:p>
      <text:p text:style-name="P1"/>
      <text:p text:style-name="P1"><text:soft-page-break/>复制代码</text:p>
      <text:p text:style-name="P1"># 查看所有的key列表</text:p>
      <text:p text:style-name="P1">redis 127.0.0.1:6379&gt; keys *</text:p>
      <text:p text:style-name="P1">1) "key2"</text:p>
      <text:p text:style-name="P1">2) "key3"</text:p>
      <text:p text:style-name="P1">3) "key4"</text:p>
      <text:p text:style-name="P1">4) "key5"</text:p>
      <text:p text:style-name="P1">5) "key1"</text:p>
      <text:p text:style-name="P1"/>
      <text:p text:style-name="P1"># 删除key1,key5</text:p>
      <text:p text:style-name="P1">redis 127.0.0.1:6379&gt; del key1</text:p>
      <text:p text:style-name="P1">(integer) 1</text:p>
      <text:p text:style-name="P1">redis 127.0.0.1:6379&gt; del key5</text:p>
      <text:p text:style-name="P1">(integer) 1</text:p>
      <text:p text:style-name="P1"/>
      <text:p text:style-name="P1"># 查看所有的key列表</text:p>
      <text:p text:style-name="P1">redis 127.0.0.1:6379&gt; keys *</text:p>
      <text:p text:style-name="P1">1) "key2"</text:p>
      <text:p text:style-name="P1">2) "key3"</text:p>
      <text:p text:style-name="P1">3) "key4"</text:p>
      <text:p text:style-name="P1">复制代码</text:p>
      <text:p text:style-name="P1">修改Redis的配置</text:p>
      <text:p text:style-name="P1">使用Redis的访问账号</text:p>
      <text:p text:style-name="P1">默认情况下，访问Redis服务器是不需要密码的，为了增加安全性我们需要设置Redis服务器的访问密码。设置访问密码为redisredis。</text:p>
      <text:p text:style-name="P1"/>
      <text:p text:style-name="P1">用vi打开Redis服务器的配置文件redis.conf</text:p>
      <text:p text:style-name="P1"/>
      <text:p text:style-name="P1">~ sudo vi /etc/redis/redis.conf</text:p>
      <text:p text:style-name="P1"/>
      <text:p text:style-name="P1">#取消注释requirepass</text:p>
      <text:p text:style-name="P1">requirepass redisredis</text:p>
      <text:p text:style-name="P1">让Redis服务器被远程访问</text:p>
      <text:p text:style-name="P1">默认情况下，Redis服务器不允许远程访问，只允许本机访问，所以我们需要设置打开远程访问的功能。</text:p>
      <text:p text:style-name="P1"/>
      <text:p text:style-name="P1">用vi打开Redis服务器的配置文件redis.conf</text:p>
      <text:p text:style-name="P1"/>
      <text:p text:style-name="P1">~ sudo vi /etc/redis/redis.conf</text:p>
      <text:p text:style-name="P1"/>
      <text:p text:style-name="P1">#注释bind</text:p>
      <text:p text:style-name="P1">#bind 127.0.0.1</text:p>
      <text:p text:style-name="P1">修改后，重启Redis服务器。</text:p>
      <text:p text:style-name="P1"/>
      <text:p text:style-name="P1">~ sudo /etc/init.d/redis-server restart</text:p>
      <text:p text:style-name="P1">Stopping redis-server: redis-server.</text:p>
      <text:p text:style-name="P1">Starting redis-server: redis-server.</text:p>
      <text:p text:style-name="P1">未使用密码登陆Redis服务器</text:p>
      <text:p text:style-name="P1"/>
      <text:p text:style-name="P1">~ redis-cli</text:p>
      <text:p text:style-name="P1"/>
      <text:p text:style-name="P1"><text:soft-page-break/>redis 127.0.0.1:6379&gt; keys *</text:p>
      <text:p text:style-name="P1">(error) ERR operation not permitted</text:p>
      <text:p text:style-name="P1">发现可以登陆，但无法执行命令了。</text:p>
      <text:p text:style-name="P1"/>
      <text:p text:style-name="P1">登陆Redis服务器，输入密码</text:p>
      <text:p text:style-name="P1"/>
      <text:p text:style-name="P1">~ <text:s/>redis-cli -a redisredis</text:p>
      <text:p text:style-name="P1"/>
      <text:p text:style-name="P1">redis 127.0.0.1:6379&gt; keys *</text:p>
      <text:p text:style-name="P1">1) "key2"</text:p>
      <text:p text:style-name="P1">2) "key3"</text:p>
      <text:p text:style-name="P1">3) "key4"</text:p>
      <text:p text:style-name="P1">登陆后，一切正常。</text:p>
      <text:p text:style-name="P1"/>
      <text:p text:style-name="P1">我们检查Redis的网络监听端口</text:p>
      <text:p text:style-name="P1"/>
      <text:p text:style-name="P1">检查Redis服务器占用端口</text:p>
      <text:p text:style-name="P1"/>
      <text:p text:style-name="P1">~ netstat -nlt|grep 6379</text:p>
      <text:p text:style-name="P1">tcp <text:s text:c="7"/>0 <text:s text:c="5"/>0 0.0.0.0:6379 <text:s text:c="11"/>0.0.0.0:* <text:s text:c="14"/>LISTEN</text:p>
      <text:p text:style-name="P1">我们看到网络监听从之前的 127.0.0.1:3306 变成 0 0.0.0.0:3306，表示Redis已经允许远程登陆访问。</text:p>
      <text:p text:style-name="P1"/>
      <text:p text:style-name="P1">我们在远程的另一台Linux访问Redis服务器</text:p>
      <text:p text:style-name="P1"/>
      <text:p text:style-name="P1">~ redis-cli -a redisredis -h 192.168.1.199</text:p>
      <text:p text:style-name="P1"/>
      <text:p text:style-name="P1">redis 192.168.1.199:6379&gt; keys *</text:p>
      <text:p text:style-name="P1">1) "key2"</text:p>
      <text:p text:style-name="P1">2) "key3"</text:p>
      <text:p text:style-name="P1">3) "key4"</text:p>
      <text:p text:style-name="P1">远程访问正常。通过上面的操作，我们就把Redis数据库服务器，在Linux Ubuntu中的系统安装完成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Helvetica Neue" svg:font-family="'Helvetica Neue', Helvetica, Verdan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01:51:29.020354527</meta:creation-date>
    <dc:date>2018-06-26T01:52:25.855694255</dc:date>
    <meta:editing-duration>PT57S</meta:editing-duration>
    <meta:editing-cycles>1</meta:editing-cycles>
    <meta:document-statistic meta:table-count="0" meta:image-count="0" meta:object-count="0" meta:page-count="5" meta:paragraph-count="180" meta:word-count="1248" meta:character-count="4198" meta:non-whitespace-character-count="3700"/>
    <meta:generator>LibreOffice/5.1.6.2$Linux_X86_64 LibreOffice_project/10m0$Build-2</meta:generator>
  </office:meta>
</office:document-meta>
</file>